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9ea6" officeooo:paragraph-rsid="001a9ea6"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4" style:family="paragraph" style:parent-style-name="Standard">
      <style:text-properties officeooo:paragraph-rsid="001a9ea6"/>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9ea6" officeooo:paragraph-rsid="001a9ea6"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14a8" officeooo:paragraph-rsid="001b14a8"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a9ea6"/>
    </style:style>
    <style:style style:name="T4" style:family="text">
      <style:text-properties officeooo:rsid="001d11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eople’s Assembly, convening on the <text:span text:style-name="T4">30th</text:span> of <text:span text:style-name="T3">April</text:span> 202<text:span text:style-name="T3">4</text:span> under the <text:span text:style-name="T3">43rd</text:span> PA Meeting.</text:p>
      <text:p text:style-name="P1"/>
      <text:p text:style-name="P1">The Assembly, recognising the current situation,</text:p>
      <text:p text:style-name="P1"/>
      <text:p text:style-name="P2">Constitutes the need to make changes to ensure relevancy of several rules:</text:p>
      <text:p text:style-name="P2">1. To amend Charter article 1.7 to change representatives to active players and head representatives, and make AcotCotS also able to act as speaker if both speakers and CotS are unavailable.</text:p>
      <text:p text:style-name="P2">2. To amend Charter article 1.14.2 to change representatives to active players and head representatives.</text:p>
      <text:p text:style-name="P2">3. PA norm 11 (head representatives) is to be moved to the Charter. Together with the clarification the initial motion of recognition elects the head representative, after which the head representative informs the PA of their successor, or if not possible, by motion the successor is recognised.</text:p>
      <text:p text:style-name="P2">4. To amend Charter article 1.6 to be for all, not just active, players</text:p>
      <text:p text:style-name="P2">5. To amend Charter article 1.14.3 to add that an extraordinary meeting may not make irreversible changes or prevent rediscussion/execution of these articles.</text:p>
      <text:p text:style-name="P2">6. To amend Charter article 5.2 to include "if possible".</text:p>
      <text:p text:style-name="P2">7. To amend Charter article 4.8 to include privacy clause</text:p>
      <text:p text:style-name="P2">8. To amend the court systems, to prevent CotS from exposing personal information.</text:p>
      <text:p text:style-name="P2">9. To amend PA norm 12, to include Speakers/the Speaker of the House.</text:p>
      <text:p text:style-name="P1"/>
      <text:p text:style-name="P1">And proceeds.</text:p>
      <text:p text:style-name="P1"/>
      <text:p text:style-name="P1">Signed by,</text:p>
      <text:p text:style-name="P2">Lunar_Lunatic_</text:p>
      <text:p text:style-name="P6">Comradedoggo_23</text:p>
      <text:p text:style-name="P6">Emeralda_axe7</text:p>
      <text:p text:style-name="P6">Solar_Porpoise</text:p>
      <text:p text:style-name="P1"/>
      <text:p text:style-name="P1"/>
      <text:p text:style-name="P1"/>
      <text:p text:style-name="P4"><text:span text:style-name="T1">[</text:span><text:span text:style-name="T2">Motion 43-1: Administrative changes and updates</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27T16:09:30.661966505</dc:date>
    <meta:editing-duration>PT3M27S</meta:editing-duration>
    <meta:editing-cycles>8</meta:editing-cycles>
    <meta:generator>LibreOffice/24.2.2.2$Linux_X86_64 LibreOffice_project/427a8baee0312a7693737440f205d2e411d50bad</meta:generator>
    <meta:document-statistic meta:table-count="0" meta:image-count="0" meta:object-count="0" meta:page-count="1" meta:paragraph-count="19" meta:word-count="223" meta:character-count="1418" meta:non-whitespace-character-count="1214"/>
  </office:meta>
</office:document-meta>
</file>